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.026cm" style:contextual-spacing="false"/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rsid="0016c28d" officeooo:paragraph-rsid="0016c28d" style:font-size-asian="14pt" style:font-size-complex="14pt"/>
    </style:style>
    <style:style style:name="P4" style:family="paragraph" style:parent-style-name="Text_20_body">
      <style:paragraph-properties fo:margin-top="0cm" fo:margin-bottom="0.247cm" style:contextual-spacing="false"/>
      <style:text-properties fo:font-size="14pt" fo:font-style="italic" style:font-size-asian="14pt" style:font-size-complex="14pt" loext:padding="0cm" loext:border="none"/>
    </style:style>
    <style:style style:name="P5" style:family="paragraph" style:parent-style-name="Text_20_body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6c2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pparition</text:h>
      <text:p text:style-name="P4">Stéphane Mallarmé</text:p>
      <text:p text:style-name="P5">La lune s’attristait. Des séraphins en pleurs<text:line-break/>Rêvant, l’archet aux doigts, dans le calme des fleurs<text:line-break/>Vaporeuses, tiraient de mourantes violes<text:line-break/>De blancs sanglots glissant sur l’azur des corolles.<text:line-break/>C’était le jour béni de ton premier baiser.<text:line-break/>Ma songerie aimant à me martyriser<text:line-break/>S’énivrait savamment du parfum de tristesse<text:line-break/>Que même sans regret et sans déboire laisse<text:line-break/>La cueillaison d’un rêve au coeur qui l’a cueilli.<text:line-break/>J’errais donc, l’oeil rivé sur le pavé vieilli<text:line-break/></text:p>
      <text:p text:style-name="P5"/>
      <text:p text:style-name="P5"/>
      <text:p text:style-name="Text_20_body"><text:span text:style-name="T1">Stéphane Mallarmé, </text:span><text:span text:style-name="Emphasis"><text:span text:style-name="T1">Vers et Prose, 1893</text:span></text:span></text:p>
      <text:p text:style-name="P2"/>
      <text:p text:style-name="P3">1) Corriger les fautes soulignées par le correcteur orthographique</text:p>
      <text:p text:style-name="P3">2) Recopier la fin du poèm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4:55:14.635226929</meta:creation-date>
    <dc:date>2023-10-18T14:58:11.299906940</dc:date>
    <meta:editing-duration>PT2M5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98" meta:character-count="617" meta:non-whitespace-character-count="524"/>
  </office:meta>
</office:document-meta>
</file>